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list-style-name="L3">
      <style:graphic-properties draw:fill-color="#ffffff" draw:auto-grow-height="true" fo:min-height="13.671cm"/>
    </style:style>
    <style:style style:name="P1" style:family="paragraph">
      <style:text-properties style:font-name="Segoe UI3"/>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Calibri4" fo:font-size="19pt" style:font-size-asian="19pt" style:font-size-complex="19pt"/>
    </style:style>
    <style:style style:name="P5" style:family="paragraph">
      <style:text-properties fo:font-size="26pt" style:font-size-asian="36pt" style:font-size-complex="36pt"/>
    </style:style>
    <style:style style:name="P6" style:family="paragraph">
      <style:text-properties fo:font-size="28pt" style:font-size-asian="40pt" style:font-size-complex="40pt"/>
    </style:style>
    <style:style style:name="P7" style:family="paragraph">
      <style:text-properties fo:font-size="32pt" style:font-size-asian="44pt" style:font-size-complex="44pt"/>
    </style:style>
    <style:style style:name="P8" style:family="paragraph">
      <style:text-properties fo:font-size="24pt" style:font-size-asian="32pt" style:font-size-complex="32pt"/>
    </style:style>
    <style:style style:name="P9" style:family="paragraph">
      <style:text-properties fo:font-size="22pt" style:font-size-asian="28pt" style:font-size-complex="28pt"/>
    </style:style>
    <style:style style:name="P10" style:family="paragraph">
      <style:text-properties style:use-window-font-color="true"/>
    </style:style>
    <style:style style:name="T1" style:family="text">
      <style:text-properties style:font-name="Calibri3" fo:font-style="italic" style:font-name-asian="Calibri3" style:font-style-asian="italic" style:font-name-complex="Calibri3" style:font-style-complex="italic"/>
    </style:style>
    <style:style style:name="T2" style:family="text">
      <style:text-properties style:font-name="Calibri3" style:font-name-asian="Calibri3" style:font-name-complex="Calibri3"/>
    </style:style>
    <style:style style:name="T3" style:family="text">
      <style:text-properties style:font-name="Calibri2" style:font-name-asian="Calibri3" style:font-name-complex="Calibri3"/>
    </style:style>
    <style:style style:name="T4" style:family="text">
      <style:text-properties style:font-name="Calibri2" fo:font-style="italic" style:font-name-asian="Calibri3" style:font-style-asian="italic" style:font-name-complex="Calibri3" style:font-style-complex="italic"/>
    </style:style>
    <style:style style:name="T5" style:family="text">
      <style:text-properties style:text-position="-33% 58%"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Segoe UI3"/>
    </style:style>
    <style:style style:name="T8" style:family="text">
      <style:text-properties style:font-name="Segoe UI3" style:font-name-asian="Calibri3" style:font-name-complex="Calibri3"/>
    </style:style>
    <style:style style:name="T9" style:family="text">
      <style:text-properties style:font-name="Segoe UI3" fo:font-style="italic" style:font-name-asian="Calibri3" style:font-style-asian="italic" style:font-name-complex="Calibri3" style:font-style-complex="italic"/>
    </style:style>
    <style:style style:name="T10" style:family="text">
      <style:text-properties style:text-position="-33% 58%" style:font-name="Segoe UI3" fo:font-style="italic" style:font-name-asian="Calibri3" style:font-style-asian="italic" style:font-name-complex="Calibri3" style:font-style-complex="italic"/>
    </style:style>
    <style:style style:name="T11" style:family="text">
      <style:text-properties style:text-position="0% 100%" style:font-name="Segoe UI3" fo:font-style="normal" style:font-name-asian="Calibri3" style:font-style-asian="normal" style:font-name-complex="Calibri3"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position="33% 58%" style:font-name="Calibri3" style:font-name-asian="Calibri3" style:font-name-complex="Calibri3"/>
    </style:style>
    <style:style style:name="T15" style:family="text">
      <style:text-properties style:text-position="0% 100%" style:font-name="Calibri3" fo:font-style="normal" style:font-name-asian="Calibri3" style:font-style-asian="normal" style:font-name-complex="Calibri3" style:font-style-complex="normal"/>
    </style:style>
    <style:style style:name="T16" style:family="text">
      <style:text-properties style:text-position="0% 100%" style:font-name="Calibri2" fo:font-style="normal" style:font-name-asian="Calibri3" style:font-style-asian="normal" style:font-name-complex="Calibri3" style:font-style-complex="normal"/>
    </style:style>
    <style:style style:name="T17" style:family="text">
      <style:text-properties style:text-position="0% 100%" style:font-name="Calibri2" fo:font-style="italic" style:font-name-asian="Calibri3" style:font-style-asian="italic" style:font-name-complex="Calibri3" style:font-style-complex="italic"/>
    </style:style>
    <style:style style:name="T18" style:family="text">
      <style:text-properties style:text-position="-33% 58%"/>
    </style:style>
    <style:style style:name="T19"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20"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21" style:family="text">
      <style:text-properties style:font-name="Calibri4" fo:font-size="19pt" style:font-size-asian="19pt" style:font-size-complex="19pt"/>
    </style:style>
    <style:style style:name="T22" style:family="text">
      <style:text-properties style:font-name="Calibri4" fo:font-size="19pt" fo:font-style="italic" style:font-name-asian="Calibri3" style:font-size-asian="19pt" style:font-style-asian="italic" style:font-name-complex="Calibri3" style:font-size-complex="19pt" style:font-style-complex="italic"/>
    </style:style>
    <style:style style:name="T23" style:family="text">
      <style:text-properties style:font-name="Calibri4" fo:font-size="19pt" style:font-name-asian="Calibri3" style:font-size-asian="19pt" style:font-name-complex="Calibri3" style:font-size-complex="19pt"/>
    </style:style>
    <style:style style:name="T24" style:family="text">
      <style:text-properties style:text-position="-33% 58%" style:font-name="Calibri4" fo:font-size="19pt" fo:font-style="normal" style:font-name-asian="Calibri3" style:font-size-asian="19pt" style:font-style-asian="normal" style:font-name-complex="Calibri3" style:font-size-complex="19pt" style:font-style-complex="normal"/>
    </style:style>
    <style:style style:name="T25" style:family="text">
      <style:text-properties style:text-position="-33% 58%" style:font-name="Calibri4" fo:font-size="19pt" fo:font-style="italic" style:font-name-asian="Calibri3" style:font-size-asian="19pt" style:font-style-asian="italic" style:font-name-complex="Calibri3" style:font-size-complex="19pt" style:font-style-complex="italic"/>
    </style:style>
    <style:style style:name="T26" style:family="text">
      <style:text-properties style:text-position="0% 100%" style:font-name="Calibri4" fo:font-size="19pt" fo:font-style="normal" style:font-name-asian="Calibri3" style:font-size-asian="19pt" style:font-style-asian="normal" style:font-name-complex="Calibri3" style:font-size-complex="19pt" style:font-style-complex="normal"/>
    </style:style>
    <style:style style:name="T27" style:family="text">
      <style:text-properties style:text-position="0% 100%" style:font-name="Calibri4" fo:font-size="19pt" fo:font-style="italic" style:font-name-asian="Calibri3" style:font-size-asian="19pt" style:font-style-asian="italic" style:font-name-complex="Calibri3" style:font-size-complex="19pt" style:font-style-complex="italic"/>
    </style:style>
    <style:style style:name="T28" style:family="text">
      <style:text-properties style:font-name="Calibri4" fo:font-size="19pt" fo:font-style="normal" style:font-name-asian="Calibri3" style:font-size-asian="19pt" style:font-style-asian="normal" style:font-name-complex="Calibri3" style:font-size-complex="19pt" style:font-style-complex="normal"/>
    </style:style>
    <style:style style:name="T29" style:family="text">
      <style:text-properties style:text-position="-33% 58%" style:font-name="Calibri4" fo:font-size="19pt" style:font-name-asian="Calibri3" style:font-size-asian="19pt" style:font-name-complex="Calibri3" style:font-size-complex="19pt"/>
    </style:style>
    <style:style style:name="T30" style:family="text">
      <style:text-properties fo:font-size="26pt" style:font-size-asian="36pt" style:font-size-complex="36pt"/>
    </style:style>
    <style:style style:name="T31" style:family="text">
      <style:text-properties fo:font-size="28pt" style:font-size-asian="40pt" style:font-size-complex="40pt"/>
    </style:style>
    <style:style style:name="T32" style:family="text">
      <style:text-properties fo:font-size="32pt" style:font-size-asian="44pt" style:font-size-complex="44pt"/>
    </style:style>
    <style:style style:name="T33" style:family="text">
      <style:text-properties fo:font-size="24pt" style:font-size-asian="32pt" style:font-size-complex="32pt"/>
    </style:style>
    <style:style style:name="T34" style:family="text">
      <style:text-properties fo:font-size="24pt" fo:font-style="italic" style:font-size-asian="32pt" style:font-style-asian="italic" style:font-size-complex="32pt" style:font-style-complex="italic"/>
    </style:style>
    <style:style style:name="T35" style:family="text">
      <style:text-properties style:text-position="-33% 58%" fo:font-size="24pt" style:font-size-asian="32pt" style:font-size-complex="32pt"/>
    </style:style>
    <style:style style:name="T36" style:family="text">
      <style:text-properties fo:font-size="22pt" style:font-size-asian="28pt" style:font-size-complex="28pt"/>
    </style:style>
    <style:style style:name="T37" style:family="text">
      <style:text-properties style:text-position="-33% 58%" style:font-name="Calibri2" fo:font-style="italic" style:font-name-asian="Calibri3" style:font-style-asian="italic" style:font-name-complex="Calibri3" style:font-style-complex="italic"/>
    </style:style>
    <style:style style:name="T38" style:family="text">
      <style:text-properties style:text-position="33% 58%" style:font-name="Calibri2" style:font-name-asian="Calibri3" style:font-name-complex="Calibri3"/>
    </style:style>
    <style:style style:name="T39" style:family="text">
      <style:text-properties style:text-position="-33% 58%" fo:font-style="italic" style:font-style-asian="italic" style:font-style-complex="italic"/>
    </style:style>
    <style:style style:name="T40" style:family="text">
      <style:text-properties style:text-position="33% 58%"/>
    </style:style>
    <style:style style:name="T41" style:family="text">
      <style:text-properties style:text-position="33% 58%" fo:font-style="normal" style:font-style-asian="normal" style:font-style-complex="normal"/>
    </style:style>
    <style:style style:name="T42" style:family="text">
      <style:text-properties fo:font-style="normal" style:font-style-asian="normal" style:font-style-complex="normal"/>
    </style:style>
    <style:style style:name="T43" style:family="text">
      <style:text-properties style:text-position="-33% 58%" fo:font-style="normal" style:font-style-asian="normal" style:font-style-complex="normal"/>
    </style:style>
    <style:style style:name="T44" style:family="text">
      <style:text-properties style:text-position="-33% 58%" style:font-name="Calibri2" style:font-name-asian="Calibri3" style:font-name-complex="Calibri3"/>
    </style:style>
    <style:style style:name="T45" style:family="text">
      <style:text-properties style:text-position="0% 100%"/>
    </style:style>
    <style:style style:name="T46" style:family="text">
      <style:text-properties style:text-position="33% 58%" fo:font-style="italic" style:font-style-asian="italic" style:font-style-complex="italic"/>
    </style:style>
    <style:style style:name="T47" style:family="text">
      <style:text-properties fo:font-size="26pt" fo:font-style="italic" style:font-size-asian="36pt" style:font-style-asian="italic" style:font-size-complex="36pt" style:font-style-complex="italic"/>
    </style:style>
    <style:style style:name="T48" style:family="text">
      <style:text-properties style:text-position="-33% 58%" fo:font-size="26pt" style:font-size-asian="36pt" style:font-size-complex="36pt"/>
    </style:style>
    <style:style style:name="T49" style:family="text">
      <style:text-properties style:text-position="33% 58%" fo:font-size="26pt" style:font-size-asian="36pt" style:font-size-complex="36pt"/>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style:use-window-font-color="true"/>
    </style:style>
    <style:style style:name="T54" style:family="text">
      <style:text-properties style:use-window-font-color="true" fo:font-style="italic" style:font-style-asian="italic" style:font-style-complex="italic"/>
    </style:style>
    <style:style style:name="T55" style:family="text">
      <style:text-properties style:use-window-font-color="true" style:text-position="-33% 58%"/>
    </style:style>
    <style:style style:name="T56" style:family="text">
      <style:text-properties style:use-window-font-color="true" style:text-position="33% 58%"/>
    </style:style>
    <style:style style:name="T57" style:family="text">
      <style:text-properties style:use-window-font-color="true" style:text-position="-33% 58%" fo:font-style="italic" style:font-style-asian="italic" style:font-style-complex="italic"/>
    </style:style>
    <style:style style:name="T58" style:family="text">
      <style:text-properties style:use-window-font-color="true" style:text-position="0% 100%"/>
    </style:style>
    <style:style style:name="T59" style:family="text">
      <style:text-properties style:use-window-font-color="true" style:text-position="0% 100%"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7cm"/>
        <style:text-properties style:use-window-font-color="true" fo:font-size="100%"/>
      </text:list-level-style-number>
      <text:list-level-style-number text:level="2" style:num-suffix="." style:num-format="1">
        <style:list-level-properties text:min-label-width="0.7cm"/>
        <style:text-properties style:use-window-font-color="true" fo:font-size="100%"/>
      </text:list-level-style-number>
      <text:list-level-style-number text:level="3" style:num-suffix="." style:num-format="1">
        <style:list-level-properties text:min-label-width="0.7cm"/>
        <style:text-properties style:use-window-font-color="true" fo:font-size="100%"/>
      </text:list-level-style-number>
      <text:list-level-style-number text:level="4" style:num-suffix="." style:num-format="1">
        <style:list-level-properties text:min-label-width="0.7cm"/>
        <style:text-properties style:use-window-font-color="true" fo:font-size="100%"/>
      </text:list-level-style-number>
      <text:list-level-style-number text:level="5" style:num-suffix="." style:num-format="1">
        <style:list-level-properties text:min-label-width="0.7cm"/>
        <style:text-properties style:use-window-font-color="true" fo:font-size="100%"/>
      </text:list-level-style-number>
      <text:list-level-style-number text:level="6" style:num-suffix="." style:num-format="1">
        <style:list-level-properties text:min-label-width="0.7cm"/>
        <style:text-properties style:use-window-font-color="true" fo:font-size="100%"/>
      </text:list-level-style-number>
      <text:list-level-style-number text:level="7" style:num-suffix="." style:num-format="1">
        <style:list-level-properties text:min-label-width="0.7cm"/>
        <style:text-properties style:use-window-font-color="true" fo:font-size="100%"/>
      </text:list-level-style-number>
      <text:list-level-style-number text:level="8" style:num-suffix="." style:num-format="1">
        <style:list-level-properties text:min-label-width="0.7cm"/>
        <style:text-properties style:use-window-font-color="true" fo:font-size="100%"/>
      </text:list-level-style-number>
      <text:list-level-style-number text:level="9" style:num-suffix="." style:num-format="1">
        <style:list-level-properties text:min-label-width="0.7cm"/>
        <style:text-properties style:use-window-font-color="true" fo:font-size="100%"/>
      </text:list-level-style-number>
      <text:list-level-style-number text:level="10" style:num-suffix="." style:num-format="1">
        <style:list-level-properties text:min-label-width="0.7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besagt das Extremalprinzip?</text:p>
          </draw:text-box>
        </draw:frame>
        <draw:frame presentation:style-name="pr2" draw:layer="layout" svg:width="25.199cm" svg:height="12.18cm" svg:x="1.4cm" svg:y="4.914cm" presentation:class="subtitle">
          <draw:text-box>
            <text:p>Jeder Zustand |<text:span text:style-name="T1">φ</text:span><text:span text:style-name="T2">⟩</text:span><text:span text:style-name="T3">, für den der Erwartungswert ⟨</text:span><text:span text:style-name="T1">φ</text:span><text:span text:style-name="T3">|</text:span><text:span text:style-name="T4">A</text:span><text:span text:style-name="T3">|</text:span><text:span text:style-name="T1">φ</text:span><text:span text:style-name="T2">⟩ = </text:span><text:span text:style-name="T3">⟨</text:span><text:span text:style-name="T4">A</text:span><text:span text:style-name="T3">⟩</text:span><text:span text:style-name="T5">ψ</text:span><text:span text:style-name="T3"> des hermiteschen Operators </text:span><text:span text:style-name="T4">A</text:span><text:span text:style-name="T3"> extremal wird</text:span></text:p>
            <text:p><text:span text:style-name="T3"><text:s/></text:span><text:span text:style-name="T1">δ</text:span><text:span text:style-name="T3">⟨</text:span><text:span text:style-name="T4">A</text:span><text:span text:style-name="T3">⟩</text:span><text:span text:style-name="T5">φ</text:span><text:span text:style-name="T3"> = 0,</text:span></text:p>
            <text:p><text:span text:style-name="T3">ist ein Eigenzustand von </text:span><text:span text:style-name="T4">A</text:span><text:span text:style-name="T3">. Die Eigenwerte sind gerade die Extremalwerte des Funktionals ⟨</text:span><text:span text:style-name="T4">A</text:span><text:span text:style-name="T3">⟩</text:span><text:span text:style-name="T5">φ</text:span><text:span text:style-name="T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deutet das WKB im WKB-Verfahren?</text:p>
          </draw:text-box>
        </draw:frame>
        <draw:frame presentation:style-name="pr5" draw:layer="layout" svg:width="25.199cm" svg:height="12.18cm" svg:x="1.4cm" svg:y="4.914cm" presentation:class="subtitle">
          <draw:text-box>
            <text:p>Wentzel, Kramer, Brillouin – es sind Eigenname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presentation:user-transformed="true">
          <draw:text-box>
            <text:p>Was ist die Voraussetzung für das WKB-Verfahren?</text:p>
          </draw:text-box>
        </draw:frame>
        <draw:frame presentation:style-name="pr5" draw:layer="layout" svg:width="25.199cm" svg:height="12.18cm" svg:x="1.4cm" svg:y="4.914cm" presentation:class="subtitle">
          <draw:text-box>
            <text:p>Da es im Grenzfall ℏ → 0 angewendet wird, wird eine nur schwach ortsabhängige de Broglie – Wellenlänge vorausgesetzt, welche insbesondere klein gegenüber allen geometrischen Abmessungen einer spürbaren Potentialänderung des Systems ist.</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prinzipiell?</text:span></text:p>
          </draw:text-box>
        </draw:frame>
        <draw:frame presentation:style-name="pr2" draw:layer="layout" svg:width="25.199cm" svg:height="12.18cm" svg:x="1.4cm" svg:y="4.914cm" presentation:class="subtitle">
          <draw:text-box>
            <text:p>Man fasst den Erwartungswert von ⟨<text:span text:style-name="T12">A</text:span>⟩ als Funktional des Zustandsvektors |<text:span text:style-name="T1">φ</text:span><text:span text:style-name="T2">⟩</text:span><text:span text:style-name="T3"> auf</text:span></text:p>
            <text:p><text:span text:style-name="T3"/></text:p>
            <text:p><text:span text:style-name="T3"/></text:p>
            <text:p><text:span text:style-name="T3"/></text:p>
            <text:p><text:span text:style-name="T3">und untersucht das Verhalten von ⟨</text:span><text:span text:style-name="T4">A</text:span><text:span text:style-name="T6">⟩</text:span><text:span text:style-name="T5">φ</text:span><text:span text:style-name="T3"> bei einer infinitesimalen Änderung von |</text:span><text:span text:style-name="T1">φ</text:span><text:span text:style-name="T2">⟩</text:span><text:span text:style-name="T3"> auf |</text:span><text:span text:style-name="T1">φ</text:span><text:span text:style-name="T2"> </text:span><text:span text:style-name="T3">+ d</text:span><text:span text:style-name="T1">φ</text:span><text:span text:style-name="T2">⟩</text:span><text:span text:style-name="T3">.</text:span></text:p>
          </draw:text-box>
        </draw:frame>
        <draw:frame draw:style-name="gr2" draw:text-style-name="P2" draw:layer="layout" svg:width="6.925cm" svg:height="2.327cm" svg:x="10.537cm" svg:y="9.736cm">
          <text:p/>
          <draw:object xlink:href="../Erwartungswert%20des%20hermiteschen%20Operators%20A%20als%20Funktional%20des%20Zustands%20phi.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presentation:style-name="pr4"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konkre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654cm" svg:height="5.379cm" svg:x="2.672cm" svg:y="7.81cm">
          <text:p/>
          <draw:object xlink:href="../Variation%20des%20Erwartungswerts%20eines%20hermiteschen%20Operators%20A%20als%20Funktional%20eines%20Zustands%20phi.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r Erwartungswert wird mit der Einheitsmatrix <text:span text:style-name="T13">1</text:span> multipliziert, da <text:span text:style-name="T12">A</text:span> ebenfalls eine Matrix ist. Hier wird (?) deutlich dass die Eigenwerte von <text:span text:style-name="T12">A</text:span> die Extremalwerte des Funktionals sind (?).</text:p>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presentation:user-transformed="true">
          <draw:text-box>
            <text:p>Warum ist für den hermiteschen Operator <text:span text:style-name="T12">A</text:span><text:line-break/> <text:tab/><text:tab/><text:tab/><text:tab/><text:tab/><text:tab/><text:tab/> identisch zu<text:tab/> <text:tab/><text:tab/><text:tab/><text:tab/><text:tab/><text:tab/><text:tab/> ?</text:p>
          </draw:text-box>
        </draw:frame>
        <draw:frame presentation:style-name="pr5" draw:layer="layout" svg:width="25.199cm" svg:height="12.18cm" svg:x="1.4cm" svg:y="4.914cm" presentation:class="subtitle" presentation:user-transformed="true">
          <draw:text-box>
            <text:p>ist gleichwertig mit</text:p>
            <text:p/>
            <text:p>Da <text:span text:style-name="T12">A</text:span> hermitesch ist, ist <text:span text:style-name="T12">A</text:span> = <text:span text:style-name="T12">A</text:span><text:span text:style-name="T14">†</text:span><text:span text:style-name="T3">.</text:span></text:p>
            <text:p><text:span text:style-name="T3">Außerdem sind die Erwartungswerte von hermiteschen Operatoren reell, somit ist ⟨</text:span><text:span text:style-name="T4">A</text:span><text:span text:style-name="T6">⟩</text:span><text:span text:style-name="T5">φ</text:span><text:span text:style-name="T15"> = </text:span><text:span text:style-name="T16">⟨</text:span><text:span text:style-name="T17">A</text:span><text:span text:style-name="T15">⟩</text:span><text:span text:style-name="T5">φ</text:span><text:span text:style-name="T15">*.</text:span></text:p>
            <text:p><text:span text:style-name="T15">Also ist </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identisch mit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draw:text-box>
        </draw:frame>
        <draw:frame draw:style-name="gr2" draw:text-style-name="P2" draw:layer="layout" svg:width="9.014cm" svg:height="1.3cm" svg:x="1.646cm" svg:y="2.815cm">
          <text:p/>
          <draw:object xlink:href="../1%20phi.odf" xlink:type="simple" xlink:show="embed" xlink:actuate="onLoad"/>
          <draw:image xlink:href="./ObjectReplacements/Object 3" xlink:type="simple" xlink:show="embed" xlink:actuate="onLoad"/>
        </draw:frame>
        <draw:frame draw:style-name="gr2" draw:text-style-name="P2" draw:layer="layout" svg:width="9.003cm" svg:height="1.3cm" svg:x="16.779cm" svg:y="2.815cm">
          <text:p/>
          <draw:object xlink:href="../2%20phi.odf" xlink:type="simple" xlink:show="embed" xlink:actuate="onLoad"/>
          <draw:image xlink:href="./ObjectReplacements/Object 4" xlink:type="simple" xlink:show="embed" xlink:actuate="onLoad"/>
        </draw:frame>
        <draw:frame draw:style-name="gr2" draw:text-style-name="P2" draw:layer="layout" svg:width="8.096cm" svg:height="1.169cm" svg:x="2.351cm" svg:y="7.815cm">
          <text:p/>
          <draw:object xlink:href="../2%20phi.odf" xlink:type="simple" xlink:show="embed" xlink:actuate="onLoad"/>
          <draw:image xlink:href="./ObjectReplacements/Object 5" xlink:type="simple" xlink:show="embed" xlink:actuate="onLoad"/>
        </draw:frame>
        <draw:frame draw:style-name="gr2" draw:text-style-name="P2" draw:layer="layout" svg:width="8.436cm" svg:height="1.38cm" svg:x="17.381cm" svg:y="7.609cm">
          <text:p/>
          <draw:object xlink:href="../3%20phi.odf" xlink:type="simple" xlink:show="embed" xlink:actuate="onLoad"/>
          <draw:image xlink:href="./ObjectReplacements/Object 6" xlink:type="simple" xlink:show="embed" xlink:actuate="onLoad"/>
        </draw:frame>
        <draw:frame draw:style-name="gr2" draw:text-style-name="P2" draw:layer="layout" svg:width="8.106cm" svg:height="1.169cm" svg:x="4.646cm" svg:y="13.161cm">
          <text:p/>
          <draw:object xlink:href="../1%20phi.odf" xlink:type="simple" xlink:show="embed" xlink:actuate="onLoad"/>
          <draw:image xlink:href="./ObjectReplacements/Object 7" xlink:type="simple" xlink:show="embed" xlink:actuate="onLoad"/>
        </draw:frame>
        <draw:frame draw:style-name="gr2" draw:text-style-name="P2" draw:layer="layout" svg:width="8.436cm" svg:height="1.38cm" svg:x="17.381cm" svg:y="12.955cm">
          <text:p/>
          <draw:object xlink:href="../3%20phi.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Auf welche Weise lassen sich mit dem Extremalprizip Näherungsverfahren entwickeln?</text:p>
          </draw:text-box>
        </draw:frame>
        <draw:frame presentation:style-name="pr2" draw:layer="layout" svg:width="25.199cm" svg:height="12.18cm" svg:x="1.4cm" svg:y="4.914cm" presentation:class="subtitle" presentation:user-transformed="true">
          <draw:text-box>
            <text:p>Man beschränkt bspw. den Raum der zur Variation zugelassenen Zustände auf solche, für die sich die Extremalbedingung <text:tab/><text:tab/><text:tab/><text:tab/> mathematisch einfach auswerten lässt.</text:p>
          </draw:text-box>
        </draw:frame>
        <draw:frame draw:style-name="gr2" draw:text-style-name="P2" draw:layer="layout" svg:width="4.296cm" svg:height="1.265cm" svg:x="21.397cm" svg:y="10.321cm">
          <text:p/>
          <draw:object xlink:href="../Extremalbedin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Auf welcher allgemeingültigen Aussage beruht das Ritz’sche Variationsverfahren?</text:p>
          </draw:text-box>
        </draw:frame>
        <draw:frame presentation:style-name="pr2" draw:layer="layout" svg:width="25.199cm" svg:height="12.18cm" svg:x="1.4cm" svg:y="4.914cm" presentation:class="subtitle">
          <draw:text-box>
            <text:p>Wenn das Spektrum nach unten beschränkt ist, also eine Grundzustandsenergie <text:span text:style-name="T12">E</text:span><text:span text:style-name="T18">0</text:span> aufweist, gilt für <text:span text:style-name="T13">beliebige</text:span> <text:span text:style-name="T12">Testzustände</text:span></text:p>
            <text:p>|<text:span text:style-name="T1">φ</text:span><text:span text:style-name="T6">⟩ ϵ ℋ:</text:span></text:p>
            <text:p><text:span text:style-name="T6"/></text:p>
            <text:p><text:span text:style-name="T6"/></text:p>
            <text:p><text:span text:style-name="T6"/></text:p>
            <text:p><text:span text:style-name="T6">⟨</text:span><text:span text:style-name="T1">H</text:span><text:span text:style-name="T6">⟩</text:span><text:span text:style-name="T5">φ</text:span><text:span text:style-name="T6"> stellt also in jedem Fall eine obere Schranke für die Grundzustandsenergie </text:span><text:span text:style-name="T1">E</text:span><text:span text:style-name="T19">0</text:span><text:span text:style-name="T20"> dar!</text:span></text:p>
          </draw:text-box>
        </draw:frame>
        <draw:frame draw:style-name="gr2" draw:text-style-name="P2" draw:layer="layout" svg:width="9.097cm" svg:height="2.327cm" svg:x="9.451cm" svg:y="10.336cm">
          <text:p/>
          <draw:object xlink:href="../Grundlage%20des%20Ritz'schen%20Verfahr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funktioniert das Ritz’sche Verfahren zur Berechnung der Grundzustandsenergie?</text:p>
          </draw:text-box>
        </draw:frame>
        <draw:frame presentation:style-name="pr7" draw:text-style-name="P4" draw:layer="layout" svg:width="25.199cm" svg:height="15.136cm" svg:x="1.4cm" svg:y="5.426cm" presentation:class="subtitle" presentation:user-transformed="true">
          <draw:text-box>
            <text:list text:style-name="L3">
              <text:list-item>
                <text:p text:style-name="P3"><text:span text:style-name="T21">Man wählt einen Testzustand |</text:span><text:span text:style-name="T22">φ</text:span><text:span text:style-name="T23">⟩ = </text:span><text:span text:style-name="T22">f</text:span><text:span text:style-name="T23"> (|</text:span><text:span text:style-name="T22">χ</text:span><text:span text:style-name="T24">1</text:span><text:span text:style-name="T23">⟩ , . . . , |</text:span><text:span text:style-name="T22">χ</text:span><text:span text:style-name="T25">n</text:span><text:span text:style-name="T23">⟩ ; </text:span><text:span text:style-name="T22">α</text:span><text:span text:style-name="T24">1</text:span><text:span text:style-name="T26"> , . . . ,</text:span><text:span text:style-name="T27"> α</text:span><text:span text:style-name="T25">m</text:span><text:span text:style-name="T23">)</text:span><text:span text:style-name="T21"> als Funktion fest vorgegebener, nicht notwendigerweise orthogonaler Zustände |</text:span><text:span text:style-name="T22">χ</text:span><text:span text:style-name="T25">i</text:span><text:span text:style-name="T23">⟩ und Parameter </text:span><text:span text:style-name="T22">α</text:span><text:span text:style-name="T25">j</text:span><text:span text:style-name="T23">. Diese Zustände sollen leicht berechenbar und dem physikalischen Problem angepasst sein. Die |</text:span><text:span text:style-name="T22">χ</text:span><text:span text:style-name="T25">i</text:span><text:span text:style-name="T23">⟩ sind fest vorgegeben und werden nicht variiert, variiert wird nur der zusätzlich enthaltene Satz reeller, unabhängiger Parameter </text:span><text:span text:style-name="T22">α</text:span><text:span text:style-name="T25">j</text:span><text:span text:style-name="T23">.</text:span></text:p>
              </text:list-item>
              <text:list-item>
                <text:p text:style-name="P3"><text:span text:style-name="T23">Man berechnet nun das Energiefunktional</text:span></text:p>
                <text:p text:style-name="P3"><text:span text:style-name="T23"/></text:p>
                <text:p text:style-name="P3"><text:span text:style-name="T23"/></text:p>
                <text:p text:style-name="P3"><text:span text:style-name="T23">das so zu einer Funktion der Parameter </text:span><text:span text:style-name="T22">α</text:span><text:span text:style-name="T25">j</text:span><text:span text:style-name="T23"> wird.</text:span></text:p>
              </text:list-item>
              <text:list-item>
                <text:p text:style-name="P3"><text:span text:style-name="T23">Durch die Forderung</text:span></text:p>
                <text:p text:style-name="P3"><text:span text:style-name="T23"/></text:p>
                <text:p text:style-name="P3"><text:span text:style-name="T23"/></text:p>
                <text:p text:style-name="P3"><text:span text:style-name="T23">erhält man ein Gleichungssystem, aus dem sich ein optimaler Parametersatz </text:span><text:span text:style-name="T22">α</text:span><text:span text:style-name="T24">1</text:span><text:span text:style-name="T26">* , . . . , </text:span><text:span text:style-name="T27">α</text:span><text:span text:style-name="T25">m</text:span><text:span text:style-name="T26">*</text:span><text:span text:style-name="T23"> ableiten lässt. Gibt es mehrere, wählt man den der zu dem kleinsten ⟨</text:span><text:span text:style-name="T22">H</text:span><text:span text:style-name="T23">⟩</text:span><text:span text:style-name="T25">φ</text:span><text:span text:style-name="T23"> führt.</text:span></text:p>
              </text:list-item>
              <text:list-item>
                <text:p text:style-name="P3"><text:span text:style-name="T23">Schließlich berechnet man mit diesen Parametern</text:span></text:p>
                <text:p text:style-name="P3"><text:span text:style-name="T23">|</text:span><text:span text:style-name="T22">φ</text:span><text:span text:style-name="T28">*</text:span><text:span text:style-name="T23">⟩ = </text:span><text:span text:style-name="T22">f </text:span><text:span text:style-name="T23">(|</text:span><text:span text:style-name="T22">χ</text:span><text:span text:style-name="T24">1</text:span><text:span text:style-name="T23">⟩ , ... , |</text:span><text:span text:style-name="T22">χ</text:span><text:span text:style-name="T25">n</text:span><text:span text:style-name="T23">⟩ ; </text:span><text:span text:style-name="T22">α</text:span><text:span text:style-name="T24">1 </text:span><text:span text:style-name="T26">*, ... , </text:span><text:span text:style-name="T27">α</text:span><text:span text:style-name="T25">m</text:span><text:span text:style-name="T26">*</text:span><text:span text:style-name="T23">) als Näherung für den Grundzustand und</text:span></text:p>
                <text:p text:style-name="P3"><text:span text:style-name="T23">⟨</text:span><text:span text:style-name="T22">H</text:span><text:span text:style-name="T23">⟩</text:span><text:span text:style-name="T25">φ</text:span><text:span text:style-name="T24">*</text:span><text:span text:style-name="T23"> = </text:span><text:span text:style-name="T22">g</text:span><text:span text:style-name="T23">(</text:span><text:span text:style-name="T22">α</text:span><text:span text:style-name="T24">1</text:span><text:span text:style-name="T26">* , . . . ,</text:span><text:span text:style-name="T27"> α</text:span><text:span text:style-name="T25">m</text:span><text:span text:style-name="T26">*</text:span><text:span text:style-name="T23">) ≥ </text:span><text:span text:style-name="T22">E</text:span><text:span text:style-name="T29">0</text:span><text:span text:style-name="T23"> als Abschätzung für die Grundzustandsenergie.</text:span></text:p>
              </text:list-item>
            </text:list>
          </draw:text-box>
        </draw:frame>
        <draw:frame draw:style-name="gr2" draw:text-style-name="P2" draw:layer="layout" svg:width="10.5cm" svg:height="1.86cm" svg:x="8.85cm" svg:y="10.836cm">
          <text:p/>
          <draw:object xlink:href="../Energiefunktional.odf" xlink:type="simple" xlink:show="embed" xlink:actuate="onLoad"/>
          <draw:image xlink:href="./ObjectReplacements/Object 11" xlink:type="simple" xlink:show="embed" xlink:actuate="onLoad"/>
        </draw:frame>
        <draw:frame draw:style-name="gr2" draw:text-style-name="P2" draw:layer="layout" svg:width="11.5cm" svg:height="1.82cm" svg:x="7.522cm" svg:y="14.174cm">
          <text:p/>
          <draw:object xlink:href="../Extremalbedingung%20im%20Ritz'schen%20Verfahr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as wird durch das Ritz’sche Verfahren in der Regel besser bestimmt, der Grundzustand oder die Grundzustandsenergie?</text:span></text:p>
          </draw:text-box>
        </draw:frame>
        <draw:frame presentation:style-name="pr2" draw:layer="layout" svg:width="25.199cm" svg:height="12.18cm" svg:x="1.4cm" svg:y="4.914cm" presentation:class="subtitle">
          <draw:text-box>
            <text:p>Die Grundzustandsenergie</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ie lassen sich im Prinzip auch angeregte Zustände und ihre Energien mit dem Ritz’schen Verfahren bestimmen?</text:span></text:p>
          </draw:text-box>
        </draw:frame>
        <draw:frame presentation:style-name="pr2" draw:layer="layout" svg:width="25.199cm" svg:height="12.18cm" svg:x="1.4cm" svg:y="4.914cm" presentation:class="subtitle">
          <draw:text-box>
            <text:p>Geht man von der Spektraldarstellung des Hamilton-Operators</text:p>
            <text:p/>
            <text:p/>
            <text:p>aus, so lässt sich ein hermitescher Operator <text:span text:style-name="T12">H</text:span><text:span text:style-name="T18">1</text:span> wie folgt definieren:</text:p>
            <text:p/>
            <text:p/>
            <text:p>Falls nun <text:span text:style-name="T12">E</text:span><text:span text:style-name="T18">0</text:span> und |<text:span text:style-name="T12">E</text:span><text:span text:style-name="T18">0</text:span>⟩ <text:span text:style-name="T13">exakt</text:span> bekannt sind liefert das Ritz'sche Verfahren nach dem Extremalprinzip eine obere Schranke für das erste <text:span text:style-name="T12">angeregte</text:span> Energieniveau <text:span text:style-name="T12">E</text:span><text:span text:style-name="T18">1</text:span>:</text:p>
            <text:p/>
          </draw:text-box>
        </draw:frame>
        <draw:frame draw:style-name="gr2" draw:text-style-name="P2" draw:layer="layout" svg:width="7.675cm" svg:height="2.037cm" svg:x="10.162cm" svg:y="6.881cm">
          <text:p/>
          <draw:object xlink:href="../Spektraldarstellung%20des%20Hamilton-Operators.odf" xlink:type="simple" xlink:show="embed" xlink:actuate="onLoad"/>
          <draw:image xlink:href="./ObjectReplacements/Object 13" xlink:type="simple" xlink:show="embed" xlink:actuate="onLoad"/>
        </draw:frame>
        <draw:frame draw:style-name="gr2" draw:text-style-name="P2" draw:layer="layout" svg:width="8.406cm" svg:height="1.326cm" svg:x="9.796cm" svg:y="10.236cm">
          <text:p/>
          <draw:object xlink:href="../Spektraldarstellung%20des%20Hamilton-Operators%20für%20das%20erste%20angeregte%20Energieniveau%20mit%20dem%20Grundzustan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7" draw:layer="layout" svg:width="25.199cm" svg:height="3.506cm" svg:x="1.4cm" svg:y="0.837cm" presentation:class="title">
          <draw:text-box>
            <text:p><text:span text:style-name="T32">Welcher Variationsansatz liegt dem Hartree – Verfahren zugrunde?</text:span></text:p>
          </draw:text-box>
        </draw:frame>
        <draw:frame presentation:style-name="pr2" draw:layer="layout" svg:width="25.199cm" svg:height="12.18cm" svg:x="1.4cm" svg:y="4.914cm" presentation:class="subtitle">
          <draw:text-box>
            <text:p>Als Testzustandswellenfunktion wird das Produkt der <text:span text:style-name="T12">N</text:span> Ein-Teilchen-Wellenfunktionen betrachtet. Im Gegensatz zum Ritz'schen Verfahren werden hier also die Zustände variiert und man erhält einen <text:span text:style-name="T12">optimalen</text:span> Satz von Ein-Teilchen-Wellenfunktione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ie wird das Hartree – Verfahren konkret durchgeführt?</text:p>
          </draw:text-box>
        </draw:frame>
        <draw:frame presentation:style-name="pr5" draw:layer="layout" svg:width="25.199cm" svg:height="12.18cm" svg:x="1.4cm" svg:y="4.914cm" presentation:class="subtitle" presentation:user-transformed="true">
          <draw:text-box>
            <text:p>Es ist schlußendlich ein iteratives Verfahren, welches nur mit Computerhilfe gelöst werden kann. Die Schwierigkeit besteht in der Berechnung des effektiven Potentials, der Wechselwirkung der einzelnen Elektronen untereinander. Ohne den Wechselwirkungsterm entspricht das Problem etwa dem Wasserstoffproblem. Mit diesen Werten nullter Ordnung berechnet man die das effektive Potential und wiederholt so lange, bis sich die Lösunge innerhalb gewisser Genauigkeitsgrenzen nicht mehr ändern (Methode des selbstkonsistenten Feldes).</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4" draw:layer="layout" svg:width="25.199cm" svg:height="3.506cm" svg:x="1.4cm" svg:y="0.837cm" presentation:class="title">
          <draw:text-box>
            <text:p>Für welche Teilchen ist das Hartree – Verfahren akzeptabel?</text:p>
          </draw:text-box>
        </draw:frame>
        <draw:frame presentation:style-name="pr5" draw:layer="layout" svg:width="25.199cm" svg:height="12.18cm" svg:x="1.4cm" svg:y="4.914cm" presentation:class="subtitle">
          <draw:text-box>
            <text:p>Für spinlose und unterscheidbare Teilchen. Dennoch ist die Abschätzung der Grundzustandsenergie auch für Elektronen möglich!</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Schrödingersche Störungstheorie zugeschnitten?</text:p>
          </draw:text-box>
        </draw:frame>
        <draw:frame presentation:style-name="pr2" draw:layer="layout" svg:width="25.199cm" svg:height="12.18cm" svg:x="1.4cm" svg:y="4.914cm" presentation:class="subtitle">
          <draw:text-box>
            <text:p>Wenn sich der Hamilton-Operator in eine streng lösbaren Teil und einen Störterm zerlegen lässt, welcher lediglich einen kleinen Korrekturterm darstellt</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8" draw:layer="layout" svg:width="25.199cm" svg:height="3.555cm" svg:x="1.4cm" svg:y="0.811cm" presentation:class="title" presentation:user-transformed="true">
          <draw:text-box>
            <text:p><text:span text:style-name="T33">In der Schrödingerschen Störungstheorie wird künstlich aus der Wechselwirkung </text:span><text:span text:style-name="T34">H</text:span><text:span text:style-name="T35">1</text:span><text:span text:style-name="T33"> ein Parameter </text:span><text:span text:style-name="T34">λ</text:span><text:span text:style-name="T33"> herausgezogen. Welcher Zweck wird damit verfolgt?</text:span></text:p>
          </draw:text-box>
        </draw:frame>
        <draw:frame presentation:style-name="pr2" draw:layer="layout" svg:width="25.199cm" svg:height="12.18cm" svg:x="1.4cm" svg:y="4.914cm" presentation:class="subtitle" presentation:user-transformed="true">
          <draw:text-box>
            <text:p>Die Idee ist es damit eine Störung einzuschalten. <text:span text:style-name="T1">λ</text:span><text:span text:style-name="T2"> </text:span><text:span text:style-name="T3">→ 0 stellt den Übergang zum ungestörten Term dar. Dies kann auch eine reale physikalische Größe (Koppelkonstante) sei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ie berechnet sich die Energiekorrektur erster Ordnung für ein nicht-entartetes Nive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7.594cm" svg:height="1.478cm" svg:x="10.202cm" svg:y="9.76cm">
          <text:p/>
          <draw:object xlink:href="../Energiekorrektur%20erster%20Ordnung%20nach%20Schrödingerscher%20Störungstheori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benötigt man zur Berechnung der Energiekorrektur zweiter Ordnung für ein nicht-entartetes Niveau?</text:span></text:p>
          </draw:text-box>
        </draw:frame>
        <draw:frame presentation:style-name="pr2" draw:layer="layout" svg:width="25.199cm" svg:height="12.18cm" svg:x="1.4cm" svg:y="4.914cm" presentation:class="subtitle">
          <draw:text-box>
            <text:p>Nur die Grundzustände und die Grundzustandsenergie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elches grobe Kriterium sollte erfüllt sein, damit in der nicht-entarteten Störungstheorie die Entwicklungen für die Eigenenergien und Eigenzustände nach wenigen Termen abgebrochen werden können?</text:span></text:p>
          </draw:text-box>
        </draw:frame>
        <draw:frame presentation:style-name="pr2" draw:layer="layout" svg:width="25.199cm" svg:height="12.18cm" svg:x="1.4cm" svg:y="4.914cm" presentation:class="subtitle">
          <draw:text-box>
            <text:p>Dass die Potenzreihen in <text:span text:style-name="T1">λ </text:span></text:p>
            <text:p><text:span text:style-name="T3">(mit Koeffizienten der bekannten, ungestörten Größen </text:span><text:span text:style-name="T4">E</text:span><text:span text:style-name="T37">n</text:span><text:span text:style-name="T38">(0)</text:span><text:span text:style-name="T3"> und |</text:span><text:span text:style-name="T4">E</text:span><text:span text:style-name="T37">n</text:span><text:span text:style-name="T38">(0)</text:span><text:span text:style-name="T3">⟩) konvergier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ist bei der Störkorrektur eines entarteten Energieniveaus zu beachten?</text:p>
          </draw:text-box>
        </draw:frame>
        <draw:frame presentation:style-name="pr2" draw:layer="layout" svg:width="25.199cm" svg:height="12.18cm" svg:x="1.4cm" svg:y="4.914cm" presentation:class="subtitle">
          <draw:text-box>
            <text:p>Es ist unklar, welcher Eigenzustand als Grundzustand zu einem bestimmten Eigenwert gewählt werden muß, da jede beliebige Linearkombination der entarteten Eigenzustände ebenfalls Eigenzustand zur Grundzustandsenergie is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ie berechnen sich die Energiekorrekturen erster Ordnung für ein entartetes Energieniev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784cm" svg:height="8.191cm" svg:x="5.107cm" svg:y="6.404cm">
          <text:p/>
          <draw:object xlink:href="../Energiekorrektur%20erster%20Ordnung%20nach%20Schrödingerscher%20Störungstheorie%20für%20entartete%20Energieniveaus.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elche Probleme bezüglich der Schrödingerschen Störentwicklungen ergeben sich bei sehr dicht liegenden (quasientarteten) Energieniveaus?</text:span></text:p>
          </draw:text-box>
        </draw:frame>
        <draw:frame presentation:style-name="pr2" draw:layer="layout" svg:width="25.199cm" svg:height="12.18cm" svg:x="1.4cm" svg:y="4.914cm" presentation:class="subtitle" presentation:user-transformed="true">
          <draw:text-box>
            <text:p>Die Energienenner in den Störkorrekturen zweiter Ordnung werden möglicherweise so klein, dass das Konzept der Störungstheorie fragwürdig wird, da dann der Störterm zweiter Ordnung sehr groß wir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Stellt Quasientartung auch für die Energiekorrektur erster Ordnung ein Problem dar?</text:p>
          </draw:text-box>
        </draw:frame>
        <draw:frame presentation:style-name="pr2" draw:layer="layout" svg:width="25.199cm" svg:height="12.18cm" svg:x="1.4cm" svg:y="4.914cm" presentation:class="subtitle">
          <draw:text-box>
            <text:p>Nein, da die erste Ordnung der Störungskorrektur des Eigenwerts <text:span text:style-name="T12">E</text:span><text:span text:style-name="T39">n</text:span><text:span text:style-name="T40">(0)</text:span> noch durch den zugehörigen Eigenzustand |<text:span text:style-name="T12">E</text:span><text:span text:style-name="T39">n</text:span><text:span text:style-name="T40">(0)</text:span> ⟩ selbst bewirkt wird und daher unabhängig von den anderen Niveaus is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ie lässt sich die Störung eines zweifach quasientarteten Systems approximativ behandeln?</text:p>
          </draw:text-box>
        </draw:frame>
        <draw:frame presentation:style-name="pr2" draw:layer="layout" svg:width="25.199cm" svg:height="12.18cm" svg:x="1.4cm" svg:y="4.914cm" presentation:class="subtitle">
          <draw:text-box>
            <text:p>Wenn die anderen Energieniveaus weit entfernt liegen: wie bei der nicht‑entarteten Störungstheorie zweiter Ordnung für ein Zwei‑Niveau‑System</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Idee führt zur störungstheoretischen Grundformel?</text:p>
          </draw:text-box>
        </draw:frame>
        <draw:frame presentation:style-name="pr2" draw:layer="layout" svg:width="25.199cm" svg:height="12.18cm" svg:x="1.4cm" svg:y="4.914cm" presentation:class="subtitle">
          <draw:text-box>
            <text:p>Man errechnet den noch unbekannten Eigenzustand |<text:span text:style-name="T12">E</text:span><text:span text:style-name="T39">n</text:span>⟩ mit Hilfe des Projektionsoperators und des Orthogonalprojektors, sowie einer beliebigen reellen Konstanten <text:span text:style-name="T12">D</text:span> iterativ aus dem Grundzustand |<text:span text:style-name="T12">E</text:span><text:span text:style-name="T39">n</text:span><text:span text:style-name="T41">(0)</text:span>⟩ und kann so die Niveauverschiebung berechnen.</text:p>
            <text:p/>
            <text:p><text:span text:style-name="T42">(</text:span><text:span text:style-name="T12">D</text:span> darf nicht beliebiger Eigenwert von <text:span text:style-name="T12">H</text:span><text:span text:style-name="T18">0</text:span> sein, aber es gibt Ausnahm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ie erhält man aus dieser Grundformel die Schrödingersche Störungstheorie und wie die Brillouin‑Wigner’sche Störreihe?</text:span></text:p>
          </draw:text-box>
        </draw:frame>
        <draw:frame presentation:style-name="pr2" draw:layer="layout" svg:width="25.199cm" svg:height="12.18cm" svg:x="1.4cm" svg:y="4.914cm" presentation:class="subtitle">
          <draw:text-box>
            <text:p>Man setzt für die Schrödinger'sche Störungstheorie <text:span text:style-name="T12">D</text:span> = <text:span text:style-name="T12">E</text:span><text:span text:style-name="T39">n</text:span><text:span text:style-name="T40">(0)</text:span> und für die Brillouin-Wigner'sche Störreihe <text:span text:style-name="T12">D</text:span> = <text:span text:style-name="T12">E</text:span><text:span text:style-name="T39">n</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orin könnte ein Vorteil, worin ein Nachteil der Brillouin-Wigner’schen gegenüber der Schrödingerschen Störungstheorie liegen?</text:span></text:p>
          </draw:text-box>
        </draw:frame>
        <draw:frame presentation:style-name="pr2" draw:layer="layout" svg:width="25.199cm" svg:height="12.18cm" svg:x="1.4cm" svg:y="4.914cm" presentation:class="subtitle">
          <draw:text-box>
            <text:p>Vorteile können sich bei Entartung oder Quasientartung der ungestörten Niveaus für die Berechnung der Energieniveaus ergeben, da hier Probleme vermieden werden. Nachteilig ist, dass die volle Eigenenergie <text:span text:style-name="T12">E</text:span><text:span text:style-name="T39">n</text:span> und nicht nur die Grundzustandsenergie enthalten ist und somit aufwendig iteriert werden muß.</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draw:frame presentation:style-name="pr4" draw:layer="layout" svg:width="25.199cm" svg:height="3.506cm" svg:x="1.4cm" svg:y="0.837cm" presentation:class="title">
          <draw:text-box>
            <text:p>Wie ist in der zeitunabhängigen Störungstheorie die Zeitabhängigkeit eines Zustands bestimmt?</text:p>
          </draw:text-box>
        </draw:frame>
        <draw:frame presentation:style-name="pr5" draw:layer="layout" svg:width="25.199cm" svg:height="12.18cm" svg:x="1.4cm" svg:y="4.914cm" presentation:class="subtitle">
          <draw:text-box>
            <text:p>Bei gegebenen Anfangsbedingungen ist die Zeitabhängigkeit eines beliebigen Systemzustands durch</text:p>
            <text:p/>
            <text:p/>
            <text:p>vollständig bestimmt</text:p>
          </draw:text-box>
        </draw:frame>
        <draw:frame draw:style-name="gr2" draw:text-style-name="P2" draw:layer="layout" svg:width="19.345cm" svg:height="2.297cm" svg:x="4.327cm" svg:y="10.551cm">
          <text:p/>
          <draw:object xlink:href="../Zeitabhängigkeit%20eines%20Zustands%20in%20zeitunabhängiger%20Störungstheorie.odf" xlink:type="simple" xlink:show="embed" xlink:actuate="onLoad"/>
          <draw:image xlink:href="./ObjectReplacements/Object 17" xlink:type="simple" xlink:show="embed" xlink:actuate="onLoad"/>
        </draw:frame>
        <draw:frame draw:style-name="gr2" draw:text-style-name="P2" draw:layer="layout" svg:width="1.11cm" svg:height="1cm" svg:x="14.159cm" svg:y="10.889cm">
          <text:p/>
          <draw:object xlink:href="../sum.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zeitabhängige Störungsrechnung zugeschnitten?</text:p>
          </draw:text-box>
        </draw:frame>
        <draw:frame presentation:style-name="pr2" draw:layer="layout" svg:width="25.199cm" svg:height="12.18cm" svg:x="1.4cm" svg:y="4.914cm" presentation:class="subtitle" presentation:user-transformed="true">
          <draw:text-box>
            <text:p>Auf zeitabhängige Störungen, beispielsweise äußere Felder, insbesondere Ein- und Ausschaltvorgänge</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8" draw:layer="layout" svg:width="25.199cm" svg:height="3.506cm" svg:x="1.4cm" svg:y="0.837cm" presentation:class="title" presentation:user-transformed="true">
          <draw:text-box>
            <text:p><text:span text:style-name="T33">Worin bestehen die wesentlichen Unterschiede in der Zielsetzung der zeitunabhängigen und der zeitabhängigen Störungstheorie?</text:span></text:p>
          </draw:text-box>
        </draw:frame>
        <draw:frame presentation:style-name="pr2" draw:layer="layout" svg:width="25.199cm" svg:height="12.18cm" svg:x="1.4cm" svg:y="4.914cm" presentation:class="subtitle" presentation:user-transformed="true">
          <draw:text-box>
            <text:p>Die Zeitabhängigkeit der Störung ist explizit, d.h. es gibt keine stationären Zustände. Es geht um die näherungsweise Berechnung der zeitabhängigen Entwicklung eines physikalischen Systems, charakterisiert durch Bestimmungsgrößen wie Übergangswahrscheinlichkeiten und Übergangsrat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31">Welche Vorteile bietet die Dirac-Darstellung für die Entwicklung der zeitabhängigen Störungstheorie?</text:span></text:p>
          </draw:text-box>
        </draw:frame>
        <draw:frame presentation:style-name="pr2" draw:layer="layout" svg:width="25.199cm" svg:height="12.18cm" svg:x="1.4cm" svg:y="4.914cm" presentation:class="subtitle">
          <draw:text-box>
            <text:p>Die dynamische Zeitabhängigkeit der Zustände wird vom Operator der Wechselwirkung <text:span text:style-name="T12">H</text:span><text:span text:style-name="T41">D</text:span><text:span text:style-name="T18">1</text:span><text:span text:style-name="T39">t</text:span>(<text:span text:style-name="T12">t</text:span>) bestimmt:</text:p>
            <text:p/>
            <text:p/>
            <text:p>Die Dynamik der Observablen hingegen wird duch <text:span text:style-name="T12">H</text:span><text:span text:style-name="T18">0</text:span> bewirkt, welches zeit<text:span text:style-name="T13">un</text:span>abhängig ist:</text:p>
          </draw:text-box>
        </draw:frame>
        <draw:frame draw:style-name="gr2" draw:text-style-name="P2" draw:layer="layout" svg:width="10.191cm" svg:height="1.504cm" svg:x="8.904cm" svg:y="10.247cm">
          <text:p/>
          <draw:object xlink:href="../Schrödingergleichung%20im%20Dirac-Bild.odf" xlink:type="simple" xlink:show="embed" xlink:actuate="onLoad"/>
          <draw:image xlink:href="./ObjectReplacements/Object 19" xlink:type="simple" xlink:show="embed" xlink:actuate="onLoad"/>
        </draw:frame>
        <draw:frame draw:style-name="gr2" draw:text-style-name="P2" draw:layer="layout" svg:width="21.07cm" svg:height="2.235cm" svg:x="3.464cm" svg:y="14.482cm">
          <text:p/>
          <draw:object xlink:href="../Dynamik%20der%20Observablen%20im%20Dirac-Bild.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wirkt der Zeitentwicklungsoperator?</text:p>
          </draw:text-box>
        </draw:frame>
        <draw:frame presentation:style-name="pr5" draw:layer="layout" svg:width="25.199cm" svg:height="12.18cm" svg:x="1.4cm" svg:y="4.914cm" presentation:class="subtitle" presentation:placeholder="true">
          <draw:text-box/>
        </draw:frame>
        <draw:frame draw:style-name="gr2" draw:text-style-name="P2" draw:layer="layout" svg:width="10.583cm" svg:height="1.326cm" svg:x="8.708cm" svg:y="9.836cm">
          <text:p/>
          <draw:object xlink:href="../Zeitentwicklungsoperator.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versteht man unter der Dyson-Reihe?</text:p>
          </draw:text-box>
        </draw:frame>
        <draw:frame presentation:style-name="pr2" draw:layer="layout" svg:width="25.199cm" svg:height="12.18cm" svg:x="1.4cm" svg:y="4.914cm" presentation:class="subtitle">
          <draw:text-box>
            <text:p>Die formale Integraldarstellung des Zeitentwicklungsoperators <text:span text:style-name="T12">U</text:span><text:span text:style-name="T18">D</text:span>(<text:span text:style-name="T12">t</text:span>, <text:span text:style-name="T12">t</text:span><text:span text:style-name="T43">a</text:span>) :</text:p>
            <text:p>(identisch zur von Neumannschen Reihe)</text:p>
            <text:p/>
            <text:p/>
            <text:p/>
          </draw:text-box>
        </draw:frame>
        <draw:frame draw:style-name="gr2" draw:text-style-name="P2" draw:layer="layout" svg:width="11.174cm" svg:height="2.547cm" svg:x="8.412cm" svg:y="11.226cm">
          <text:p/>
          <draw:object xlink:href="../Dyson-Reihe%20(a%20als%20Bezeichnung,%20nicht%20als%20Variable).odf" xlink:type="simple" xlink:show="embed" xlink:actuate="onLoad"/>
          <draw:image xlink:href="./ObjectReplacements/Object 22" xlink:type="simple" xlink:show="embed" xlink:actuate="onLoad"/>
        </draw:frame>
        <draw:frame draw:style-name="gr2" draw:text-style-name="P2" draw:layer="layout" svg:width="25.69cm" svg:height="5.132cm" svg:x="1.154cm" svg:y="14.933cm">
          <text:p/>
          <draw:object xlink:href="../Dyson-Reihe%20bzw%20von%20Neumann-Reihe%20(a%20als%20Bezeichnung,%20nicht%20als%20Variable).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draw:text-box>
              <text:p>Auch hier ist die Reihenfolge der Zeiten etwas sonderbar. Sollte es nicht genau umgekehrt sein, <text:span text:style-name="T12">t</text:span><text:span text:style-name="T39">a</text:span> &gt; <text:span text:style-name="T12">t</text:span><text:span text:style-name="T43">1</text:span> &gt; <text:span text:style-name="T12">t</text:span><text:span text:style-name="T39">n</text:span> &gt; <text:span text:style-name="T12">t</text:span>?</text:p>
              <text:p>Im Band 5.1 (Kapitel 3) wird die Reihe übrigens von Neumannsche Reihe genannt.</text:p>
            </draw:text-box>
          </draw:frame>
        </presentation:notes>
      </draw:page>
      <draw:page draw:name="page34" draw:style-name="dp1" draw:master-page-name="Default" presentation:presentation-page-layout-name="AL1T0">
        <draw:frame presentation:style-name="pr1" draw:text-style-name="P6" draw:layer="layout" svg:width="25.199cm" svg:height="3.506cm" svg:x="1.4cm" svg:y="0.835cm" presentation:class="title" presentation:user-transformed="true">
          <draw:text-box>
            <text:p><text:span text:style-name="T31">Formulieren Sie ein grobes Kriterium für die Anwendbarkeit der zeitabhängigen Störungstheorie.</text:span></text:p>
          </draw:text-box>
        </draw:frame>
        <draw:frame presentation:style-name="pr2" draw:layer="layout" svg:width="25.199cm" svg:height="12.18cm" svg:x="1.4cm" svg:y="4.914cm" presentation:class="subtitle">
          <draw:text-box>
            <text:p>Die Dyson – Reihe lässt sich für reale Probleme i.d.R. nicht geschlossen aufsummieren. Ist die Störung jedoch klein, kann man die Reihe i.d.R. nach endlich vielen Termen abbrechen. Man nennt die Auswertung der ersten <text:span text:style-name="T12">n</text:span> Summanden der Dyson – Reihe daher zeitabhängige Störungstheorie <text:span text:style-name="T12">n</text:span>-ter Ordnung.</text:p>
            <text:p>Man fordert daher dass</text:p>
            <text:p/>
            <text:p/>
            <text:p>für alle <text:span text:style-name="T12">m</text:span>, <text:span text:style-name="T12">n</text:span> und <text:span text:style-name="T12">t</text:span>' <text:span text:style-name="T2">ϵ</text:span><text:span text:style-name="T3"> [</text:span><text:span text:style-name="T4">t</text:span><text:span text:style-name="T44">a</text:span><text:span text:style-name="T3"> , </text:span><text:span text:style-name="T4">t</text:span><text:span text:style-name="T3">] sehr viel kleiner als ℏ ist.</text:span></text:p>
          </draw:text-box>
        </draw:frame>
        <draw:frame draw:style-name="gr2" draw:text-style-name="P2" draw:layer="layout" svg:width="13.18cm" svg:height="1.604cm" svg:x="7.409cm" svg:y="12.597cm">
          <text:p/>
          <draw:object xlink:href="../Kriterium%20für%20eine%20Dirac'sche%20Störungstheorie%20endlicher%20Ordn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2" draw:layer="layout" svg:width="25.199cm" svg:height="12.18cm" svg:x="1.4cm" svg:y="4.914cm" presentation:class="subtitle">
          <draw:text-box>
            <text:p>Betrachtet man |<text:span text:style-name="T1">ψ</text:span><text:span text:style-name="T2">(</text:span><text:span text:style-name="T1">t</text:span><text:span text:style-name="T2">)</text:span><text:span text:style-name="T3">⟩ als den Zustand im Schrödinger-Bild, der sich aus </text:span></text:p>
            <text:p><text:span text:style-name="T3">|</text:span><text:span text:style-name="T4">E</text:span><text:span text:style-name="T37">a</text:span><text:span text:style-name="T38">(0) </text:span><text:span text:style-name="T3">(0)⟩ unter dem Einfluss von </text:span><text:span text:style-name="T4">H</text:span><text:span text:style-name="T3"> = </text:span><text:span text:style-name="T4">H</text:span><text:span text:style-name="T44">0</text:span><text:span text:style-name="T3"> + </text:span><text:span text:style-name="T4">H</text:span><text:span text:style-name="T44">1</text:span><text:span text:style-name="T37">t</text:span><text:span text:style-name="T3"> entwickelt, so vereinfacht sich erstere Formel durch den Zusammenhang von </text:span><text:span text:style-name="T4">U</text:span><text:span text:style-name="T3">(</text:span><text:span text:style-name="T4">t</text:span><text:span text:style-name="T3">,0) und </text:span><text:span text:style-name="T4">U</text:span><text:span text:style-name="T44">D</text:span><text:span text:style-name="T3">(</text:span><text:span text:style-name="T4">t</text:span><text:span text:style-name="T3">,0)!</text:span></text:p>
            <text:p><text:span text:style-name="T3"/></text:p>
            <text:p><text:span text:style-name="T3"/></text:p>
            <text:p><text:span text:style-name="T3"/></text:p>
            <text:p><text:span text:style-name="T3"/></text:p>
          </draw:text-box>
        </draw:frame>
        <draw:frame draw:style-name="gr2" draw:text-style-name="P2" draw:layer="layout" svg:width="11.425cm" svg:height="1.872cm" svg:x="1.587cm" svg:y="5.063cm">
          <text:p/>
          <draw:object xlink:href="../Übergangswahrscheinlichkeit.odf" xlink:type="simple" xlink:show="embed" xlink:actuate="onLoad"/>
          <draw:image xlink:href="./ObjectReplacements/Object 25" xlink:type="simple" xlink:show="embed" xlink:actuate="onLoad"/>
        </draw:frame>
        <draw:frame draw:style-name="gr2" draw:text-style-name="P2" draw:layer="layout" svg:width="21.42cm" svg:height="10.22cm" svg:x="3.289cm" svg:y="10.689cm">
          <text:p/>
          <draw:object xlink:href="../Entwicklung%20des%20Zustands%20im%20Schrödingerbild%20mit%20Zeitentwicklungsoperator%20im%20Diracbild.odf" xlink:type="simple" xlink:show="embed" xlink:actuate="onLoad"/>
          <draw:image xlink:href="./ObjectReplacements/Object 26" xlink:type="simple" xlink:show="embed" xlink:actuate="onLoad"/>
        </draw:frame>
        <draw:frame draw:style-name="gr2" draw:text-style-name="P2" draw:layer="layout" svg:width="13.5cm" svg:height="1.872cm" svg:x="13.549cm" svg:y="5.063cm">
          <text:p/>
          <draw:object xlink:href="../Übergangswahrscheinlichkeit%20vereinfacht%20mit%20Zustand%20im%20Schrödingerbild.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5" draw:layer="layout" svg:width="25.199cm" svg:height="12.18cm" svg:x="1.4cm" svg:y="4.914cm" presentation:class="subtitle" presentation:user-transformed="true">
          <draw:text-box>
            <text:p>Es ist die Wahrscheinlichkeit für den Übergang vom Anfangszustand zum Endzustand, bedingt durch den Zeitentwicklungsoperator:</text:p>
          </draw:text-box>
        </draw:frame>
        <draw:frame draw:style-name="gr2" draw:text-style-name="P2" draw:layer="layout" svg:width="11.425cm" svg:height="1.872cm" svg:x="8.287cm" svg:y="12.563cm">
          <text:p/>
          <draw:object xlink:href="../Übergangswahrscheinlichkeit.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s versteht man unter virtuellen Zwischenzuständen?</text:p>
          </draw:text-box>
        </draw:frame>
        <draw:frame presentation:style-name="pr2" draw:layer="layout" svg:width="25.199cm" svg:height="12.18cm" svg:x="1.4cm" svg:y="4.914cm" presentation:class="subtitle">
          <draw:text-box>
            <text:p>Es sind Zwischenzustände im Übergang vom Anfangs- zum Endzustand, die allerdings nicht tatsächlich eingenommen werden sondern nur das Ergebnis der formalen Entwicklung sind.</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as ist für die Übergangswahrscheinlichkeit erster Ordnung zu berechnen?</text:p>
          </draw:text-box>
        </draw:frame>
        <draw:frame presentation:style-name="pr2" draw:layer="layout" svg:width="25.199cm" svg:height="13.794cm" svg:x="1.4cm" svg:y="4.108cm" presentation:class="subtitle" presentation:user-transformed="true">
          <draw:text-box>
            <text:p/>
            <text:p>Die Matrixelemente der Übergangswahrscheinlichkeit, wobei der Zeitentwicklungsoperator durch die Dyson – Reihe (<text:span text:style-name="T12">U</text:span><text:span text:style-name="T18">D</text:span><text:span text:style-name="T45">→</text:span><text:span text:style-name="T12">U</text:span><text:span text:style-name="T18">D</text:span><text:span text:style-name="T40">(</text:span><text:span text:style-name="T46">n</text:span><text:span text:style-name="T40">)</text:span><text:span text:style-name="T45">)</text:span> dargestellt wird, in erster Ordnung.</text:p>
            <text:p/>
            <text:p text:style-name="P3">Übergangswahrscheinlichkeit mit <text:span text:style-name="T12">U</text:span><text:span text:style-name="T18">D</text:span><text:span text:style-name="T40">(</text:span><text:span text:style-name="T46">n</text:span><text:span text:style-name="T40">)</text:span>:</text:p>
            <text:p text:style-name="P3"/>
            <text:p text:style-name="P3"/>
            <text:p text:style-name="P3">Matrixelemente des Zeitentwicklungsoperators aus der Dyson – Reihe erster Ordnung:</text:p>
            <text:p text:style-name="P3"/>
            <text:p text:style-name="P3"/>
            <text:p text:style-name="P3">Übergangswahrscheinlichkeit erster Ordnung:</text:p>
          </draw:text-box>
        </draw:frame>
        <draw:frame draw:style-name="gr2" draw:text-style-name="P2" draw:layer="layout" svg:width="12.48cm" svg:height="2.7cm" svg:x="12.087cm" svg:y="10.068cm">
          <text:p/>
          <draw:object xlink:href="../Übergangswahrscheinlichkeit%20mit%20Zeitentwicklungsoperator%20durch%20Dyson-Reihe%20dargestellt.odf" xlink:type="simple" xlink:show="embed" xlink:actuate="onLoad"/>
          <draw:image xlink:href="./ObjectReplacements/Object 29" xlink:type="simple" xlink:show="embed" xlink:actuate="onLoad"/>
        </draw:frame>
        <draw:frame draw:style-name="gr2" draw:text-style-name="P2" draw:layer="layout" svg:width="18.89cm" svg:height="3cm" svg:x="4.229cm" svg:y="14.148cm">
          <text:p/>
          <draw:object xlink:href="../Matrixelemente%20des%20Zeitentwicklungsoperators%20in%20Anfangs-%20und%20Endzustand.odf" xlink:type="simple" xlink:show="embed" xlink:actuate="onLoad"/>
          <draw:image xlink:href="./ObjectReplacements/Object 30" xlink:type="simple" xlink:show="embed" xlink:actuate="onLoad"/>
        </draw:frame>
        <draw:frame draw:style-name="gr2" draw:text-style-name="P2" draw:layer="layout" svg:width="17.52cm" svg:height="3.2cm" svg:x="4.606cm" svg:y="17.683cm">
          <text:p/>
          <draw:object xlink:href="../Übergangswahrscheinlichkeit%20erster%20Ordnung.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draw:text-box>
              <text:p><text:span text:style-name="T12">H</text:span><text:span text:style-name="T18">ea</text:span> = <text:span text:style-name="T12">H</text:span><text:span text:style-name="T18">e</text:span> - <text:span text:style-name="T12">H</text:span><text:span text:style-name="T18">a</text:span></text:p>
            </draw:text-box>
          </draw:frame>
        </presentation:notes>
      </draw:page>
      <draw:page draw:name="page3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 text:style-name="P5"><text:span text:style-name="T30">Auf welchen Wertebereich der Übergangswahrscheinlichkeit </text:span><text:span text:style-name="T47">w</text:span><text:span text:style-name="T48">ae</text:span><text:span text:style-name="T49">(1)</text:span><text:span text:style-name="T30"> ist die Störungstheorie erster Ordnung beschränkt?</text:span></text:p>
          </draw:text-box>
        </draw:frame>
        <draw:frame presentation:style-name="pr2" draw:layer="layout" svg:width="25.199cm" svg:height="12.18cm" svg:x="1.4cm" svg:y="4.914cm" presentation:class="subtitle">
          <draw:text-box>
            <text:p>Auf Werte viel kleiner als 1: Nur wenn Übergänge relativ unwahrscheinlich sind genügt die erste Ordnung</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 text:style-name="P9"><text:span text:style-name="T36">Von welchen Termen wird die Übergangswahrscheinlichkeit </text:span><text:span text:style-name="T50">w</text:span><text:span text:style-name="T51">ae</text:span><text:span text:style-name="T52">(1)</text:span><text:span text:style-name="T36"> bestimmt, wenn im Zeitintervall 0 ≤ </text:span><text:span text:style-name="T50">t</text:span><text:span text:style-name="T36"> ≤ </text:span><text:span text:style-name="T50">t</text:span><text:span text:style-name="T51">s</text:span><text:span text:style-name="T36"> eine konstante Störung eingeschaltet ist?</text:span></text:p>
          </draw:text-box>
        </draw:frame>
        <draw:frame presentation:style-name="pr2" draw:text-style-name="P10" draw:layer="layout" svg:width="25.199cm" svg:height="12.18cm" svg:x="1.4cm" svg:y="4.914cm" presentation:class="subtitle">
          <draw:text-box>
            <text:p text:style-name="P10"><text:span text:style-name="T53">Vom Übergangsmatrixelement ⟨</text:span><text:span text:style-name="T54">E</text:span><text:span text:style-name="T55">e</text:span><text:span text:style-name="T56">(0)</text:span><text:span text:style-name="T53">|</text:span><text:span text:style-name="T54">H</text:span><text:span text:style-name="T55">1</text:span><text:span text:style-name="T53">|</text:span><text:span text:style-name="T54">E</text:span><text:span text:style-name="T55">a</text:span><text:span text:style-name="T56">(0)</text:span><text:span text:style-name="T53">⟩ und einem zeitabhängigen Gewichtsfaktor </text:span><text:span text:style-name="T54">F</text:span><text:span text:style-name="T57">t</text:span><text:span text:style-name="T53">(</text:span><text:span text:style-name="T54">E</text:span><text:span text:style-name="T55">ea</text:span><text:span text:style-name="T56">(0)</text:span><text:span text:style-name="T53">)</text:span></text:p>
          </draw:text-box>
        </draw:frame>
        <draw:frame draw:style-name="gr2" draw:text-style-name="P2" draw:layer="layout" svg:width="14.026cm" svg:height="3.978cm" svg:x="6.986cm" svg:y="13.51cm">
          <text:p/>
          <draw:object xlink:href="../Übergangswahrscheinlichkeit%20erster%20Ordnung%20bei%20konstanter%20Störung.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text-style-name="P10" draw:layer="layout" svg:width="16.799cm" svg:height="13.365cm" svg:x="2.1cm" svg:y="14.107cm" presentation:class="notes">
            <draw:text-box>
              <text:p text:style-name="P10"><text:span text:style-name="T53"><text:s/></text:span><text:span text:style-name="T54">F</text:span><text:span text:style-name="T57">t</text:span><text:span text:style-name="T53">(</text:span><text:span text:style-name="T54">E</text:span><text:span text:style-name="T55">ea</text:span><text:span text:style-name="T56">(0)</text:span><text:span text:style-name="T53">) = </text:span><text:span text:style-name="T54">F</text:span><text:span text:style-name="T57">t</text:span><text:span text:style-name="T53">(</text:span><text:span text:style-name="T54">E</text:span><text:span text:style-name="T55">e</text:span><text:span text:style-name="T56">(0)</text:span><text:span text:style-name="T58"> – </text:span><text:span text:style-name="T59">E</text:span><text:span text:style-name="T55">a</text:span><text:span text:style-name="T56">(0)</text:span><text:span text:style-name="T53">)</text:span></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elche Aussage macht Fermis Goldene Regel?</text:p>
          </draw:text-box>
        </draw:frame>
        <draw:frame presentation:style-name="pr2" draw:layer="layout" svg:width="25.199cm" svg:height="12.18cm" svg:x="1.4cm" svg:y="4.914cm" presentation:class="subtitle" presentation:user-transformed="true">
          <draw:text-box>
            <text:p>Die Übergangswahrscheinlichkeit und Übergangsrate ist (bedingt durch den Gewichtsfaktor) proportional zur <text:span text:style-name="T1">δ</text:span><text:span text:style-name="T3">-Funktion</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können Sie über den Gültigkeitsbereich der Goldenen Regel aussagen?</text:p>
          </draw:text-box>
        </draw:frame>
        <draw:frame presentation:style-name="pr2" draw:layer="layout" svg:width="25.199cm" svg:height="12.18cm" svg:x="1.4cm" svg:y="4.914cm" presentation:class="subtitle">
          <draw:text-box>
            <text:p><text:span text:style-name="T12">t</text:span> bzw <text:span text:style-name="T12">t</text:span><text:span text:style-name="T18">s</text:span> muß zwar makrophysikalisch klein sein um die Näherung nur über die erste Ordnung zu rechtfertigen, die Zeiten müssen aber mikrophysikalisch groß sein um Ein- und Ausschaltzeiten vernachlässigen zu können.</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as versteht man unter einer Zustandsdichte?</text:p>
          </draw:text-box>
        </draw:frame>
        <draw:frame presentation:style-name="pr2" draw:layer="layout" svg:width="25.199cm" svg:height="12.18cm" svg:x="1.4cm" svg:y="4.914cm" presentation:class="subtitle">
          <draw:text-box>
            <text:p>Die Zahl der Eigenzustände mit Energiewerten im Intervall [<text:span text:style-name="T12">E</text:span><text:span text:style-name="T42"> </text:span>,<text:span text:style-name="T42"> </text:span><text:span text:style-name="T12">E</text:span><text:span text:style-name="T42"> </text:span>+ d<text:span text:style-name="T12">E</text:span><text:span text:style-name="T42">]:</text:span></text:p>
            <text:p><text:span text:style-name="T42">ist sie groß, sind im Intervall viele Eigenzustände enthalten, ist sie klein, nur wenige</text:span></text:p>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 text:style-name="P6"><text:span text:style-name="T31">Was meint man, wenn man sagt, die Übergangswahrscheinlichkeit besitze Resonanzcharakter?</text:span></text:p>
          </draw:text-box>
        </draw:frame>
        <draw:frame presentation:style-name="pr2" draw:layer="layout" svg:width="25.199cm" svg:height="12.18cm" svg:x="1.4cm" svg:y="4.914cm" presentation:class="subtitle">
          <draw:text-box>
            <text:p>Erfolgt die Störung periodisch, so werden Übergänge für bestimmte Frequenzen, die auf eine exakte Anregungsenergie <text:span text:style-name="T12">E</text:span><text:span text:style-name="T18">ea</text:span><text:span text:style-name="T40">(0)</text:span> treffen, besonders wahrscheinlich. Ebenso erfolgen Übergänge bevorzugt zwischen Zuständen mit Energiedifferenzen <text:span text:style-name="T2">Δ</text:span><text:span text:style-name="T1">E</text:span><text:span text:style-name="T5">t</text:span><text:span text:style-name="T2"> ≈ </text:span><text:span text:style-name="T2">2</text:span><text:span text:style-name="T2">πℏ / </text:span><text:span text:style-name="T1">t</text:spa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draw:text-box>
              <text:p>Letzteres weil der Gewichtsfaktor periodisch von der Energie abhängig ist</text:p>
            </draw:text-box>
          </draw:frame>
        </presentation:notes>
      </draw:page>
      <draw:page draw:name="page45"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 text:style-name="P6"><text:span text:style-name="T31">Inwiefern lässt sich die Klassische Mechanik als der „ℏ → 0“-Grenzfall der Quantenmechanik interpretieren?</text:span></text:p>
          </draw:text-box>
        </draw:frame>
        <draw:frame presentation:style-name="pr2" draw:layer="layout" svg:width="25.199cm" svg:height="12.18cm" svg:x="1.4cm" svg:y="4.914cm" presentation:class="subtitle" presentation:user-transformed="true">
          <draw:text-box>
            <text:p>Drückt man die Zustandswellenfunktion in der Schrödingergleichung mit der Wirkungsfunktion <text:span text:style-name="T12">S</text:span> der Hamilton-Jacobi – Theorie aus, entwickelt die so erhaltene nicht-lineare, partielle DGL nach Potenzen von ℏ und sortiert nach ebendiesen, so erhält man in nullter Ordnung (  <text:span text:style-name="T2">̴</text:span><text:span text:style-name="T3"> </text:span>ℏ<text:span text:style-name="T40">0</text:span>) die Hamilton-Jacobi – Differentialgleichung.</text:p>
            <text:p/>
            <text:p>Setzt man diesen Term (nullter Ordnung) für <text:span text:style-name="T12">S</text:span><text:span text:style-name="T43">1</text:span> in dem Entwicklungsterm <text:span text:style-name="T12">erster</text:span> Ordnung ein und multipliziert mit einer Näherung der Aufenthaltswahrscheinlichkeitsdichte (wieder durch die <text:span text:style-name="T12">S</text:span>), so erhält man aus dem Entwicklungsterm <text:span text:style-name="T12">erster</text:span> Ordnung (mit <text:span text:style-name="T12">S</text:span><text:span text:style-name="T18">1</text:span> = dem Term <text:span text:style-name="T12">nullter</text:span> Ordnung) die Kontinuitätsgleichung.</text:p>
          </draw:text-box>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 text:style-name="P8"><text:span text:style-name="T33">Mit welchem Ansatz für die Wellenfunktion startet die WKB-Methode? Auf welche Probleme ist sie insbesondere zugeschnitten?</text:span></text:p>
          </draw:text-box>
        </draw:frame>
        <draw:frame presentation:style-name="pr2" draw:layer="layout" svg:width="25.199cm" svg:height="12.18cm" svg:x="1.4cm" svg:y="4.914cm" presentation:class="subtitle">
          <draw:text-box>
            <text:p>Man drückt die Zustandswellenfunktion in der Schrödingergleichung mit der Wirkungsfunktion <text:span text:style-name="T12">S</text:span> der Hamilton-Jacobi – Theorie aus.</text:p>
            <text:p/>
            <text:p>Besonders einfach sind dadurch eindimensionale Systeme, aber auch dreidimensionale Systeme in Zentralfeldern bei denen der Radialanteil der Wellenfunktion bestimmt werden muß, zu löse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 text:style-name="P8"><text:span text:style-name="T33">Welche Struktur hat die Wellenfunktion in WKB-Näherung? Wie sieht diese für den Spezialfall eines überall konstanten Potentials aus?</text:span></text:p>
          </draw:text-box>
        </draw:frame>
        <draw:frame presentation:style-name="pr2" draw:layer="layout" svg:width="25.199cm" svg:height="12.18cm" svg:x="1.4cm" svg:y="4.914cm" presentation:class="subtitle">
          <draw:text-box>
            <text:p>Sie ist eine inhomogene, nicht-lineare DGL zweiter Ordnung. Sie ähnelt der Eikonalgleichung, hat jedoch noch einen zusätzlichen Summanden.</text:p>
            <text:p><text:line-break/>Für den Spezialfall eines überall konstanten Potentials würde die WKB-Lösung zur ebenen Welle (und entspräche so dem exakten Resultat).</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as wissen Sie über den Gültigkeitsbereich der WKB-Näherung?</text:p>
          </draw:text-box>
        </draw:frame>
        <draw:frame presentation:style-name="pr2" draw:layer="layout" svg:width="25.199cm" svg:height="12.18cm" svg:x="1.4cm" svg:y="4.914cm" presentation:class="subtitle">
          <draw:text-box>
            <text:p>Das Potential und damit auch die de Broglie – Wellenlänge darf nur schwach ortsabhängig sein</text:p>
            <text:p>(analog zum Übergang zwischen Wellen- und Strahlenoptik, die eine nur schwache räumliche Änderung des Brechungsindex fordert)</text:p>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In welchen Bereichen ist die WKB-Lösung auf jeden Fall unbrauchbar?</text:p>
          </draw:text-box>
        </draw:frame>
        <draw:frame presentation:style-name="pr2" draw:layer="layout" svg:width="25.199cm" svg:height="12.18cm" svg:x="1.4cm" svg:y="4.914cm" presentation:class="subtitle">
          <draw:text-box>
            <text:p>In der Nähe klassischer Umkehrpunkte</text:p>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 text:style-name="P9"><text:span text:style-name="T36">Warum lassen sich die WKB-Lösungen und ihre Ableitungen aus klassisch verbotenem und klassisch erlaubtem Bereich am klassischen Umkehrpunkt nicht wie üblich stetig aneinander anpassen?</text:span></text:p>
          </draw:text-box>
        </draw:frame>
        <draw:frame presentation:style-name="pr2" draw:layer="layout" svg:width="25.199cm" svg:height="12.18cm" svg:x="1.4cm" svg:y="4.914cm" presentation:class="subtitle">
          <draw:text-box>
            <text:p>Aufgrund der Divergenz der WKB-Näherung</text:p>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erreicht man dennoch beim WKB-Verfahren eine physikalisch überzeugende Anpass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as ist die Zielsetzung des Langer-Verfahren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9.019cm" svg:x="1.4cm" svg:y="-1.919cm" presentation:class="title" presentation:user-transformed="true">
          <draw:text-box>
            <text:p>Bei einem eindimensionalen Potentialproblem gebe es einen unteren und einen oberen klassischen Umkehrpunkt. Aus welcher Beziehung lassen sich in der WKB-Näherung die Energieeigenwerte der gebundenen Zustände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4.51cm" svg:x="1.4cm" svg:y="0.335cm" presentation:class="title" presentation:user-transformed="true">
          <draw:text-box>
            <text:p>In welchem Bezug steht die semiklassische Bohr-Sommerfeld’sche Quantisierungsregel zur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elche Gestalt hat die allgemeine Bessel’sche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4.51cm" svg:x="1.4cm" svg:y="0.335cm" presentation:class="title" presentation:user-transformed="true">
          <draw:text-box>
            <text:p>Welcher Zusammenhang besteht zwischen der allgemeinen und der sphärischen Bessel’schen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0-22T10:32:02.795000000</dc:date>
    <meta:document-statistic meta:object-count="277"/>
  </office:meta>
</office:document-meta>
</file>